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2" svg:font-family="'Times New Roman'"/>
    <style:font-face style:name="Arial1" svg:font-family="Arial" style:font-family-generic="roman"/>
    <style:font-face style:name="Courier New" svg:font-family="'Courier New'" style:font-family-generic="roman"/>
    <style:font-face style:name="Times New Roman" svg:font-family="'Times New Roman'" style:font-family-generic="roman"/>
    <style:font-face style:name="Arial" svg:font-family="Arial" style:font-family-generic="swiss"/>
    <style:font-face style:name="Arial3" svg:font-family="Arial" style:font-family-generic="system"/>
    <style:font-face style:name="Arial Unicode MS" svg:font-family="'Arial Unicode MS'" style:font-family-generic="system"/>
    <style:font-face style:name="Courier New1" svg:font-family="'Courier New'" style:font-family-generic="system"/>
    <style:font-face style:name="Times New Roman1" svg:font-family="'Times New Roman'" style:font-family-generic="system"/>
    <style:font-face style:name="Liberation Serif" svg:font-family="'Liberation Serif'" style:font-family-generic="roman" style:font-pitch="variable"/>
    <style:font-face style:name="Arial2" svg:font-family="Arial"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paragraph-properties fo:text-align="start" style:justify-single-word="false"/>
      <style:text-properties fo:language="de" fo:country="DE"/>
    </style:style>
    <style:style style:name="P3" style:family="paragraph" style:parent-style-name="Standard">
      <style:paragraph-properties fo:text-align="start" style:justify-single-word="false">
        <style:tab-stops>
          <style:tab-stop style:position="0.25in"/>
        </style:tab-stops>
      </style:paragraph-properties>
      <style:text-properties fo:language="de" fo:country="DE"/>
    </style:style>
    <style:style style:name="P4" style:family="paragraph" style:parent-style-name="Standard">
      <style:paragraph-properties fo:text-align="start" style:justify-single-word="false"/>
    </style:style>
    <style:style style:name="P5" style:family="paragraph" style:parent-style-name="Standard">
      <style:paragraph-properties fo:margin-left="0.75in" fo:margin-right="0in" fo:text-align="start" style:justify-single-word="false" fo:text-indent="-0.25in" style:auto-text-indent="false"/>
      <style:text-properties fo:language="de" fo:country="DE"/>
    </style:style>
    <style:style style:name="P6" style:family="paragraph" style:parent-style-name="Nur_20_Text">
      <style:paragraph-properties fo:text-align="start" style:justify-single-word="false"/>
    </style:style>
    <style:style style:name="P7" style:family="paragraph" style:parent-style-name="Nur_20_Text">
      <style:paragraph-properties fo:text-align="start" style:justify-single-word="false"/>
      <style:text-properties fo:language="de" fo:country="DE"/>
    </style:style>
    <style:style style:name="P8" style:family="paragraph" style:parent-style-name="Standard">
      <style:paragraph-properties fo:text-align="start" style:justify-single-word="false"/>
      <style:text-properties fo:color="#000000" style:font-name="Arial1" fo:font-size="12pt" fo:language="de" fo:country="DE" fo:font-style="normal" fo:font-weight="normal" style:font-name-asian="Arial3" style:font-size-asian="12pt" style:language-asian="de" style:country-asian="DE" style:font-style-asian="normal" style:font-weight-asian="normal" style:font-name-complex="Times New Roman1" style:font-size-complex="12pt" style:language-complex="ar" style:country-complex="SA"/>
    </style:style>
    <style:style style:name="P9" style:family="paragraph" style:parent-style-name="Standard">
      <style:paragraph-properties fo:text-align="start" style:justify-single-word="false"/>
      <style:text-properties fo:color="#000000" style:font-name="Arial1" fo:font-size="12pt" fo:language="de" fo:country="DE" fo:font-style="normal" fo:font-weight="normal" style:font-name-asian="Arial3" style:font-size-asian="12pt" style:language-asian="de" style:country-asian="DE" style:font-style-asian="normal" style:font-weight-asian="normal" style:font-name-complex="Arial3" style:font-size-complex="12pt" style:language-complex="ar" style:country-complex="SA"/>
    </style:style>
    <style:style style:name="P10" style:family="paragraph" style:parent-style-name="Standard">
      <style:text-properties fo:color="#000000" style:font-name="Arial1" fo:font-size="12pt" fo:language="de" fo:country="DE" fo:font-style="normal" fo:font-weight="normal" style:font-name-asian="Times New Roman1" style:font-size-asian="12pt" style:language-asian="de" style:country-asian="DE" style:font-style-asian="normal" style:font-weight-asian="normal" style:font-name-complex="Times New Roman1" style:font-size-complex="12pt" style:language-complex="ar" style:country-complex="SA"/>
    </style:style>
    <style:style style:name="P11" style:family="paragraph" style:parent-style-name="Standard">
      <style:paragraph-properties fo:text-align="start" style:justify-single-word="false"/>
      <style:text-properties fo:color="#000000" style:font-name="Arial1" fo:font-size="12pt" fo:language="de" fo:country="DE" fo:font-style="normal" fo:font-weight="normal" style:font-name-asian="Times New Roman1" style:font-size-asian="12pt" style:language-asian="de" style:country-asian="DE" style:font-style-asian="normal" style:font-weight-asian="normal" style:font-name-complex="Times New Roman1" style:font-size-complex="12pt" style:language-complex="ar" style:country-complex="SA"/>
    </style:style>
    <style:style style:name="P12" style:family="paragraph" style:parent-style-name="Standard">
      <style:paragraph-properties fo:text-align="start" style:justify-single-word="false"/>
      <style:text-properties fo:color="#000000" style:font-name="Arial1" fo:font-size="12pt" fo:language="de" fo:country="DE" fo:font-style="normal" fo:font-weight="bold" style:font-name-asian="Arial3" style:font-size-asian="12pt" style:language-asian="de" style:country-asian="DE" style:font-style-asian="normal" style:font-weight-asian="bold" style:font-name-complex="Arial3" style:font-size-complex="12pt" style:language-complex="ar" style:country-complex="SA" style:font-weight-complex="bold"/>
    </style:style>
    <style:style style:name="P13" style:family="paragraph" style:parent-style-name="Standard">
      <style:paragraph-properties fo:text-align="start" style:justify-single-word="false">
        <style:tab-stops>
          <style:tab-stop style:position="0.25in"/>
        </style:tab-stops>
      </style:paragraph-properties>
      <style:text-properties fo:color="#000000" style:font-name="Arial1" fo:font-size="12pt" fo:language="de" fo:country="DE" fo:font-style="italic" fo:font-weight="normal" style:font-name-asian="Arial3" style:font-size-asian="12pt" style:language-asian="de" style:country-asian="DE" style:font-style-asian="italic" style:font-weight-asian="normal" style:font-name-complex="Arial3" style:font-size-complex="12pt" style:language-complex="ar" style:country-complex="SA" style:font-style-complex="italic"/>
    </style:style>
    <style:style style:name="P14" style:family="paragraph" style:parent-style-name="Standard">
      <style:paragraph-properties fo:text-align="start" style:justify-single-word="false"/>
      <style:text-properties fo:color="#000000" style:font-name="Arial1" fo:font-size="12pt" fo:language="de" fo:country="DE" fo:font-style="italic" fo:font-weight="bold" style:font-name-asian="Arial3" style:font-size-asian="12pt" style:language-asian="de" style:country-asian="DE" style:font-style-asian="italic" style:font-weight-asian="bold" style:font-name-complex="Times New Roman1" style:font-size-complex="12pt" style:language-complex="ar" style:country-complex="SA" style:font-style-complex="italic" style:font-weight-complex="bold"/>
    </style:style>
    <style:style style:name="P15" style:family="paragraph" style:parent-style-name="Standard">
      <style:paragraph-properties fo:text-align="start" style:justify-single-word="false">
        <style:tab-stops>
          <style:tab-stop style:position="0.25in"/>
        </style:tab-stops>
      </style:paragraph-properties>
      <style:text-properties fo:color="#000000" style:font-name="Arial1" fo:font-size="10pt" fo:language="de" fo:country="DE" fo:font-style="normal" fo:font-weight="normal" style:font-name-asian="Arial3" style:font-size-asian="10pt" style:language-asian="de" style:country-asian="DE" style:font-style-asian="normal" style:font-weight-asian="normal" style:font-name-complex="Arial3" style:font-size-complex="10pt" style:language-complex="ar" style:country-complex="SA"/>
    </style:style>
    <style:style style:name="P16" style:family="paragraph" style:parent-style-name="Standard">
      <style:paragraph-properties fo:text-align="start" style:justify-single-word="false"/>
      <style:text-properties fo:color="#000000" style:font-name="Arial1" fo:font-size="10pt" fo:language="de" fo:country="DE" fo:font-style="normal" fo:font-weight="normal" style:font-name-asian="Arial3" style:font-size-asian="10pt" style:language-asian="de" style:country-asian="DE" style:font-style-asian="normal" style:font-weight-asian="normal" style:font-name-complex="Times New Roman1" style:font-size-complex="10pt" style:language-complex="ar" style:country-complex="SA"/>
    </style:style>
    <style:style style:name="P17" style:family="paragraph" style:parent-style-name="Standard">
      <style:text-properties fo:color="#000000" style:font-name="Arial1" fo:font-size="10pt" fo:language="de" fo:country="DE" fo:font-style="normal" fo:font-weight="normal" style:font-name-asian="Times New Roman1" style:font-size-asian="10pt" style:language-asian="de" style:country-asian="DE" style:font-style-asian="normal" style:font-weight-asian="normal" style:font-name-complex="Times New Roman1" style:font-size-complex="12pt" style:language-complex="ar" style:country-complex="SA"/>
    </style:style>
    <style:style style:name="P18" style:family="paragraph" style:parent-style-name="Standard">
      <style:paragraph-properties fo:text-align="start" style:justify-single-word="false"/>
      <style:text-properties fo:color="#000000" style:font-name="Arial1" fo:font-size="10pt" fo:language="de" fo:country="DE" fo:font-style="normal" fo:font-weight="normal" style:font-name-asian="Times New Roman1" style:font-size-asian="10pt" style:language-asian="de" style:country-asian="DE" style:font-style-asian="normal" style:font-weight-asian="normal" style:font-name-complex="Times New Roman1" style:font-size-complex="12pt" style:language-complex="ar" style:country-complex="SA"/>
    </style:style>
    <style:style style:name="P19" style:family="paragraph" style:parent-style-name="Standard">
      <style:text-properties fo:color="#000000" style:font-name="Times New Roman" fo:font-size="12pt" fo:language="de" fo:country="DE" fo:font-style="normal" fo:font-weight="normal" style:font-name-asian="Times New Roman1" style:font-size-asian="12pt" style:language-asian="de" style:country-asian="DE" style:font-style-asian="normal" style:font-weight-asian="normal" style:font-name-complex="Times New Roman1" style:font-size-complex="12pt" style:language-complex="ar" style:country-complex="SA"/>
    </style:style>
    <style:style style:name="P20" style:family="paragraph" style:parent-style-name="Standard">
      <style:paragraph-properties fo:text-align="start" style:justify-single-word="false"/>
      <style:text-properties fo:color="#000000" style:font-name="Times New Roman" fo:font-size="12pt" fo:language="de" fo:country="DE" fo:font-style="normal" fo:font-weight="normal" style:font-name-asian="Times New Roman1" style:font-size-asian="12pt" style:language-asian="de" style:country-asian="DE" style:font-style-asian="normal" style:font-weight-asian="normal" style:font-name-complex="Times New Roman1" style:font-size-complex="12pt" style:language-complex="ar" style:country-complex="SA"/>
    </style:style>
    <style:style style:name="P21" style:family="paragraph" style:parent-style-name="Standard">
      <style:text-properties fo:color="#000000" style:font-name="Times New Roman" fo:font-size="12pt" fo:language="pl" fo:country="PL" fo:font-style="normal" fo:font-weight="normal" style:font-name-asian="Times New Roman1" style:font-size-asian="12pt" style:language-asian="de" style:country-asian="DE" style:font-style-asian="normal" style:font-weight-asian="normal" style:font-name-complex="Times New Roman1" style:font-size-complex="12pt" style:language-complex="ar" style:country-complex="SA"/>
    </style:style>
    <style:style style:name="P22" style:family="paragraph" style:parent-style-name="Standard">
      <style:paragraph-properties fo:text-align="start" style:justify-single-word="false"/>
      <style:text-properties fo:color="#000000" style:font-name="Times New Roman" fo:font-size="12pt" fo:language="pl" fo:country="PL" fo:font-style="normal" fo:font-weight="normal" style:font-name-asian="Times New Roman1" style:font-size-asian="12pt" style:language-asian="de" style:country-asian="DE" style:font-style-asian="normal" style:font-weight-asian="normal" style:font-name-complex="Times New Roman1" style:font-size-complex="12pt" style:language-complex="ar" style:country-complex="SA"/>
    </style:style>
    <style:style style:name="P23" style:family="paragraph" style:parent-style-name="Standard">
      <style:paragraph-properties fo:text-align="start" style:justify-single-word="false"/>
      <style:text-properties fo:color="#000000" style:font-name="Times New Roman" fo:font-size="12pt" fo:language="pl" fo:country="PL" fo:font-style="normal" fo:font-weight="bold" style:font-name-asian="Times New Roman1" style:font-size-asian="12pt" style:language-asian="de" style:country-asian="DE" style:font-style-asian="normal" style:font-weight-asian="bold" style:font-name-complex="Times New Roman1" style:font-size-complex="12pt" style:language-complex="ar" style:country-complex="SA" style:font-weight-complex="bold"/>
    </style:style>
    <style:style style:name="P24" style:family="paragraph" style:parent-style-name="Standard">
      <style:text-properties fo:color="#000000" style:font-name="Times New Roman" fo:font-size="10pt" fo:language="de" fo:country="DE" fo:font-style="normal" fo:font-weight="normal" style:font-name-asian="Times New Roman1" style:font-size-asian="10pt" style:language-asian="de" style:country-asian="DE" style:font-style-asian="normal" style:font-weight-asian="normal" style:font-name-complex="Times New Roman1" style:font-size-complex="12pt" style:language-complex="ar" style:country-complex="SA"/>
    </style:style>
    <style:style style:name="P25" style:family="paragraph" style:parent-style-name="Standard">
      <style:paragraph-properties fo:text-align="start" style:justify-single-word="false"/>
      <style:text-properties fo:color="#000000" style:font-name="Times New Roman" fo:font-size="10pt" fo:language="de" fo:country="DE" fo:font-style="normal" fo:font-weight="normal" style:font-name-asian="Times New Roman1" style:font-size-asian="10pt" style:language-asian="de" style:country-asian="DE" style:font-style-asian="normal" style:font-weight-asian="normal" style:font-name-complex="Times New Roman1" style:font-size-complex="12pt" style:language-complex="ar" style:country-complex="SA"/>
    </style:style>
    <style:style style:name="P26" style:family="paragraph" style:parent-style-name="Standard">
      <style:paragraph-properties fo:text-align="start" style:justify-single-word="false"/>
      <style:text-properties fo:color="#000000" style:font-name="Times New Roman" fo:font-size="10pt" fo:language="de" fo:country="DE" fo:font-style="normal" fo:font-weight="normal" style:font-name-asian="Times New Roman1" style:font-size-asian="10pt" style:language-asian="de" style:country-asian="DE" style:font-style-asian="normal" style:font-weight-asian="normal" style:font-name-complex="Times New Roman1" style:font-size-complex="10pt" style:language-complex="ar" style:country-complex="SA"/>
    </style:style>
    <style:style style:name="P27" style:family="paragraph" style:parent-style-name="Standard">
      <style:paragraph-properties fo:text-align="start" style:justify-single-word="false"/>
      <style:text-properties fo:language="pl" fo:country="PL"/>
    </style:style>
    <style:style style:name="P28" style:family="paragraph" style:parent-style-name="Standard">
      <style:text-properties fo:language="de" fo:country="DE"/>
    </style:style>
    <style:style style:name="P29" style:family="paragraph" style:parent-style-name="Standard">
      <style:paragraph-properties fo:text-align="start" style:justify-single-word="false"/>
      <style:text-properties fo:language="de" fo:country="DE"/>
    </style:style>
    <style:style style:name="P30" style:family="paragraph" style:parent-style-name="Standard">
      <style:paragraph-properties fo:text-align="start" style:justify-single-word="false">
        <style:tab-stops>
          <style:tab-stop style:position="0.25in"/>
        </style:tab-stops>
      </style:paragraph-properties>
      <style:text-properties fo:language="de" fo:country="DE"/>
    </style:style>
    <style:style style:name="P31" style:family="paragraph" style:parent-style-name="Standard" style:list-style-name="WWNum4">
      <style:paragraph-properties fo:margin-left="0.75in" fo:margin-right="0in" fo:text-align="start" style:justify-single-word="false" fo:text-indent="-0.25in" style:auto-text-indent="false">
        <style:tab-stops>
          <style:tab-stop style:position="0.5in"/>
        </style:tab-stops>
      </style:paragraph-properties>
      <style:text-properties fo:color="#000000" style:font-name="Arial1" fo:font-size="12pt" fo:language="de" fo:country="DE" fo:font-style="normal" fo:font-weight="normal" style:font-name-asian="Arial3" style:font-size-asian="12pt" style:language-asian="de" style:country-asian="DE" style:font-style-asian="normal" style:font-weight-asian="normal" style:font-name-complex="Arial3" style:font-size-complex="12pt" style:language-complex="ar" style:country-complex="SA"/>
    </style:style>
    <style:style style:name="P32" style:family="paragraph" style:parent-style-name="Standard" style:list-style-name="WWNum0">
      <style:paragraph-properties fo:margin-left="0.25in" fo:margin-right="0in" fo:text-align="start" style:justify-single-word="false" fo:text-indent="-0.25in" style:auto-text-indent="false"/>
    </style:style>
    <style:style style:name="P33" style:family="paragraph" style:parent-style-name="Standard" style:list-style-name="WWNum3">
      <style:paragraph-properties fo:margin-left="0.25in" fo:margin-right="0in" fo:text-align="start" style:justify-single-word="false" fo:text-indent="-0.25in" style:auto-text-indent="false"/>
      <style:text-properties fo:color="#000000" style:font-name="Arial1" fo:font-size="12pt" fo:language="de" fo:country="DE" fo:font-style="normal" fo:font-weight="normal" style:font-name-asian="Arial3" style:font-size-asian="12pt" style:language-asian="de" style:country-asian="DE" style:font-style-asian="normal" style:font-weight-asian="normal" style:font-name-complex="Arial3" style:font-size-complex="12pt" style:language-complex="ar" style:country-complex="SA"/>
    </style:style>
    <style:style style:name="P34" style:family="paragraph" style:parent-style-name="Standard" style:list-style-name="WWNum0">
      <style:paragraph-properties fo:margin-left="0.25in" fo:margin-right="0in" fo:text-align="start" style:justify-single-word="false" fo:text-indent="-0.25in" style:auto-text-indent="false"/>
      <style:text-properties fo:color="#000000" style:font-name="Arial1" fo:font-size="12pt" fo:language="de" fo:country="DE" fo:font-style="normal" fo:font-weight="normal" style:font-name-asian="Arial3" style:font-size-asian="12pt" style:language-asian="de" style:country-asian="DE" style:font-style-asian="normal" style:font-weight-asian="normal" style:font-name-complex="Times New Roman1" style:font-size-complex="12pt" style:language-complex="ar" style:country-complex="SA"/>
    </style:style>
    <style:style style:name="P35" style:family="paragraph" style:parent-style-name="Standard" style:list-style-name="WWNum2">
      <style:paragraph-properties fo:margin-left="0.25in" fo:margin-right="0in" fo:text-align="start" style:justify-single-word="false" fo:text-indent="-0.25in" style:auto-text-indent="false"/>
      <style:text-properties fo:color="#000000" style:font-name="Arial1" fo:font-size="12pt" fo:language="de" fo:country="DE" fo:font-style="normal" fo:font-weight="normal" style:font-name-asian="Times New Roman1" style:font-size-asian="12pt" style:language-asian="de" style:country-asian="DE" style:font-style-asian="normal" style:font-weight-asian="normal" style:font-name-complex="Times New Roman1" style:font-size-complex="12pt" style:language-complex="ar" style:country-complex="SA"/>
    </style:style>
    <style:style style:name="P36" style:family="paragraph" style:parent-style-name="Standard" style:list-style-name="WWNum1">
      <style:paragraph-properties fo:margin-left="0.25in" fo:margin-right="0in" fo:text-align="start" style:justify-single-word="false" fo:text-indent="-0.25in" style:auto-text-indent="false"/>
      <style:text-properties fo:color="#000000" style:font-name="Times New Roman" fo:font-size="12pt" fo:language="de" fo:country="DE" fo:font-style="normal" fo:font-weight="normal" style:font-name-asian="Times New Roman1" style:font-size-asian="12pt" style:language-asian="de" style:country-asian="DE" style:font-style-asian="normal" style:font-weight-asian="normal" style:font-name-complex="Times New Roman1" style:font-size-complex="12pt" style:language-complex="ar" style:country-complex="SA"/>
    </style:style>
    <style:style style:name="P37" style:family="paragraph" style:parent-style-name="Standard" style:list-style-name="WWNum0">
      <style:paragraph-properties fo:margin-left="0.25in" fo:margin-right="0in" fo:text-align="start" style:justify-single-word="false" fo:text-indent="-0.25in" style:auto-text-indent="false"/>
      <style:text-properties fo:color="#000000" style:font-name="Times New Roman" fo:font-size="12pt" fo:language="de" fo:country="DE" fo:font-style="normal" fo:font-weight="normal" style:font-name-asian="Times New Roman1" style:font-size-asian="12pt" style:language-asian="de" style:country-asian="DE" style:font-style-asian="normal" style:font-weight-asian="normal" style:font-name-complex="Times New Roman1" style:font-size-complex="12pt" style:language-complex="ar" style:country-complex="SA"/>
    </style:style>
    <style:style style:name="P38" style:family="paragraph" style:parent-style-name="Standard" style:list-style-name="WWNum4">
      <style:paragraph-properties fo:margin-left="0.25in" fo:margin-right="0in" fo:text-align="start" style:justify-single-word="false" fo:text-indent="-0.25in" style:auto-text-indent="false"/>
      <style:text-properties fo:color="#000000" style:font-name="Times New Roman" fo:font-size="10pt" fo:language="de" fo:country="DE" fo:font-style="normal" fo:font-weight="normal" style:font-name-asian="Times New Roman1" style:font-size-asian="10pt" style:language-asian="de" style:country-asian="DE" style:font-style-asian="normal" style:font-weight-asian="normal" style:font-name-complex="Times New Roman1" style:font-size-complex="10pt" style:language-complex="ar" style:country-complex="SA"/>
    </style:style>
    <style:style style:name="P39" style:family="paragraph" style:parent-style-name="Standard">
      <style:paragraph-properties fo:margin-left="0.25in" fo:margin-right="0in" fo:text-align="start" style:justify-single-word="false" fo:text-indent="-0.25in" style:auto-text-indent="false">
        <style:tab-stops>
          <style:tab-stop style:position="0.25in"/>
        </style:tab-stops>
      </style:paragraph-properties>
      <style:text-properties fo:color="#000000" style:font-name="Times New Roman" fo:font-size="10pt" fo:language="de" fo:country="DE" fo:font-style="normal" fo:font-weight="normal" style:font-name-asian="Times New Roman1" style:font-size-asian="10pt" style:language-asian="de" style:country-asian="DE" style:font-style-asian="normal" style:font-weight-asian="normal" style:font-name-complex="Times New Roman1" style:font-size-complex="10pt" style:language-complex="ar" style:country-complex="SA"/>
    </style:style>
    <style:style style:name="P40" style:family="paragraph" style:parent-style-name="Standard" style:list-style-name="WWNum4">
      <style:paragraph-properties fo:margin-left="0.25in" fo:margin-right="0in" fo:text-align="start" style:justify-single-word="false" fo:text-indent="-0.25in" style:auto-text-indent="false"/>
      <style:text-properties fo:color="#000000" style:font-name="Times New Roman" fo:font-size="10pt" fo:language="de" fo:country="DE" fo:font-style="normal" fo:font-weight="normal" style:font-name-asian="Times New Roman1" style:font-size-asian="10pt" style:language-asian="de" style:country-asian="DE" style:font-style-asian="normal" style:font-weight-asian="normal" style:font-name-complex="Times New Roman1" style:font-size-complex="12pt" style:language-complex="ar" style:country-complex="SA"/>
    </style:style>
    <style:style style:name="P41" style:family="paragraph" style:parent-style-name="Standard">
      <style:paragraph-properties fo:margin-top="0.1665in" fo:margin-bottom="0.0417in" fo:text-align="start" style:justify-single-word="false" fo:keep-with-next="always"/>
      <style:text-properties fo:color="#000000" style:font-name="Arial1" fo:font-size="12pt" fo:language="de" fo:country="DE" fo:font-style="italic" fo:font-weight="bold" style:font-name-asian="Arial3" style:font-size-asian="12pt" style:language-asian="de" style:country-asian="DE" style:font-style-asian="italic" style:font-weight-asian="bold" style:font-name-complex="Arial3" style:font-size-complex="12pt" style:language-complex="ar" style:country-complex="SA" style:font-style-complex="italic" style:font-weight-complex="bold"/>
    </style:style>
    <style:style style:name="P42" style:family="paragraph" style:parent-style-name="Standard">
      <style:paragraph-properties fo:margin-top="0.1665in" fo:margin-bottom="0.0417in" fo:text-align="start" style:justify-single-word="false" fo:keep-with-next="always">
        <style:tab-stops>
          <style:tab-stop style:position="0.25in"/>
        </style:tab-stops>
      </style:paragraph-properties>
      <style:text-properties fo:color="#000000" style:font-name="Arial1" fo:font-size="12pt" fo:language="de" fo:country="DE" fo:font-style="italic" fo:font-weight="bold" style:font-name-asian="Arial3" style:font-size-asian="12pt" style:language-asian="de" style:country-asian="DE" style:font-style-asian="italic" style:font-weight-asian="bold" style:font-name-complex="Arial3" style:font-size-complex="12pt" style:language-complex="ar" style:country-complex="SA" style:font-style-complex="italic" style:font-weight-complex="bold"/>
    </style:style>
    <style:style style:name="P43" style:family="paragraph" style:parent-style-name="Standard">
      <style:paragraph-properties fo:text-align="start" style:justify-single-word="false" fo:padding-left="0in" fo:padding-right="0in" fo:padding-top="0in" fo:padding-bottom="0.028in" fo:border-left="none" fo:border-right="none" fo:border-top="none" fo:border-bottom="0.11pt solid #000001"/>
      <style:text-properties fo:color="#000000" style:font-name="Times New Roman" fo:font-size="10pt" fo:language="de" fo:country="DE" fo:font-style="normal" fo:font-weight="bold" style:font-name-asian="Times New Roman1" style:font-size-asian="10pt" style:language-asian="de" style:country-asian="DE" style:font-style-asian="normal" style:font-weight-asian="bold" style:font-name-complex="Times New Roman1" style:font-size-complex="10pt" style:language-complex="ar" style:country-complex="SA" style:font-weight-complex="bold"/>
    </style:style>
    <style:style style:name="P44" style:family="paragraph" style:parent-style-name="Standard" style:list-style-name="WWNum4">
      <style:paragraph-properties fo:margin-left="0in" fo:margin-right="0in" fo:text-align="start" style:justify-single-word="false" fo:text-indent="0in" style:auto-text-indent="false"/>
      <style:text-properties fo:color="#000000" style:font-name="Times New Roman" fo:font-size="10pt" fo:language="de" fo:country="DE" fo:font-style="normal" fo:font-weight="normal" style:font-name-asian="Times New Roman1" style:font-size-asian="10pt" style:language-asian="de" style:country-asian="DE" style:font-style-asian="normal" style:font-weight-asian="normal" style:font-name-complex="Times New Roman1" style:font-size-complex="10pt" style:language-complex="ar" style:country-complex="SA"/>
    </style:style>
    <style:style style:name="P45" style:family="paragraph" style:parent-style-name="Standard" style:list-style-name="WWNum4">
      <style:paragraph-properties fo:margin-left="0in" fo:margin-right="0in" fo:text-align="start" style:justify-single-word="false" fo:text-indent="0in" style:auto-text-indent="false"/>
    </style:style>
    <style:style style:name="P46" style:family="paragraph" style:parent-style-name="Standard" style:master-page-name="Standard">
      <style:paragraph-properties fo:text-align="start" style:justify-single-word="false" style:page-number="auto"/>
      <style:text-properties fo:language="de" fo:country="DE"/>
    </style:style>
    <style:style style:name="P47" style:family="paragraph" style:parent-style-name="Nur_20_Text">
      <style:text-properties fo:color="#000000" style:font-name="Times New Roman" fo:font-size="12pt" fo:language="de" fo:country="DE" fo:font-style="normal" fo:font-weight="normal" style:font-name-asian="Courier New1" style:font-size-asian="12pt" style:language-asian="de" style:country-asian="DE" style:font-style-asian="normal" style:font-weight-asian="normal" style:font-name-complex="Times New Roman1" style:font-size-complex="12pt" style:language-complex="ar" style:country-complex="SA"/>
    </style:style>
    <style:style style:name="P48" style:family="paragraph" style:parent-style-name="Nur_20_Text">
      <style:paragraph-properties fo:text-align="start" style:justify-single-word="false"/>
      <style:text-properties fo:color="#000000" style:font-name="Times New Roman" fo:font-size="12pt" fo:language="de" fo:country="DE" fo:font-style="normal" fo:font-weight="normal" style:font-name-asian="Courier New1" style:font-size-asian="12pt" style:language-asian="de" style:country-asian="DE" style:font-style-asian="normal" style:font-weight-asian="normal" style:font-name-complex="Times New Roman1" style:font-size-complex="12pt" style:language-complex="ar" style:country-complex="SA"/>
    </style:style>
    <style:style style:name="P49" style:family="paragraph" style:parent-style-name="Nur_20_Text">
      <style:paragraph-properties fo:text-align="start" style:justify-single-word="false"/>
      <style:text-properties fo:color="#000000" style:font-name="Times New Roman" fo:font-size="12pt" fo:language="de" fo:country="DE" fo:font-style="normal" fo:font-weight="normal" style:font-name-asian="Times New Roman1" style:font-size-asian="12pt" style:language-asian="de" style:country-asian="DE" style:font-style-asian="normal" style:font-weight-asian="normal" style:font-name-complex="Times New Roman1" style:font-size-complex="12pt" style:language-complex="ar" style:country-complex="SA"/>
    </style:style>
    <style:style style:name="P50" style:family="paragraph" style:parent-style-name="Nur_20_Text">
      <style:paragraph-properties fo:text-align="start" style:justify-single-word="false"/>
      <style:text-properties fo:color="#000000" style:font-name="Times New Roman" fo:font-size="12pt" fo:language="de" fo:country="DE" fo:font-style="normal" fo:font-weight="normal" style:font-size-asian="12pt" style:font-style-asian="normal" style:font-weight-asian="normal" style:language-complex="ar" style:country-complex="SA"/>
    </style:style>
    <style:style style:name="P51" style:family="paragraph" style:parent-style-name="Nur_20_Text">
      <style:text-properties fo:color="#000000" style:font-name="Courier New" fo:font-size="12pt" fo:language="de" fo:country="DE" style:font-name-asian="Courier New1" style:font-size-asian="12pt" style:language-asian="de" style:country-asian="DE" style:font-name-complex="Times New Roman1" style:font-size-complex="12pt" style:language-complex="ar" style:country-complex="SA"/>
    </style:style>
    <style:style style:name="P52" style:family="paragraph" style:parent-style-name="_20_heading_20_2">
      <style:paragraph-properties fo:margin-left="0in" fo:margin-right="0in" fo:margin-top="0.1665in" fo:margin-bottom="0.0417in" fo:text-align="start" style:justify-single-word="false" fo:text-indent="-0.4in" style:auto-text-indent="false" fo:keep-with-next="always"/>
      <style:text-properties fo:color="#000000" style:font-name="Arial1" fo:font-size="12pt" fo:language="de" fo:country="DE" fo:font-style="italic" fo:font-weight="bold" style:font-name-asian="Arial3" style:font-size-asian="12pt" style:language-asian="de" style:country-asian="DE" style:font-style-asian="italic" style:font-weight-asian="bold" style:font-name-complex="Arial3" style:font-size-complex="12pt" style:language-complex="ar" style:country-complex="SA" style:font-style-complex="italic" style:font-weight-complex="bold"/>
    </style:style>
    <style:style style:name="P53" style:family="paragraph" style:parent-style-name="_20_heading_20_1">
      <style:paragraph-properties fo:margin-left="0in" fo:margin-right="0in" fo:text-align="start" style:justify-single-word="false" fo:text-indent="-0.3in" style:auto-text-indent="false" fo:keep-with-next="always"/>
      <style:text-properties fo:color="#000000" style:font-name="Arial1" fo:font-size="12pt" fo:language="de" fo:country="DE" fo:font-style="normal" fo:font-weight="normal" style:font-name-asian="Times New Roman1" style:font-size-asian="12pt" style:language-asian="de" style:country-asian="DE" style:font-style-asian="normal" style:font-weight-asian="normal" style:font-name-complex="Times New Roman1" style:font-size-complex="12pt" style:language-complex="ar" style:country-complex="SA"/>
    </style:style>
    <style:style style:name="P54" style:family="paragraph" style:parent-style-name="_20_heading_20_1">
      <style:paragraph-properties fo:margin-left="0in" fo:margin-right="0in" fo:text-align="start" style:justify-single-word="false" fo:text-indent="-0.3in" style:auto-text-indent="false" fo:keep-with-next="always"/>
      <style:text-properties fo:language="de" fo:country="DE"/>
    </style:style>
    <style:style style:name="T1" style:family="text">
      <style:text-properties fo:color="#000000" style:font-name="Times New Roman" fo:font-size="10pt" fo:language="de" fo:country="DE" style:font-name-asian="Times New Roman1" style:font-size-asian="10pt" style:language-asian="de" style:country-asian="DE" style:font-name-complex="Times New Roman1" style:font-size-complex="10pt" style:language-complex="ar" style:country-complex="SA"/>
    </style:style>
    <style:style style:name="T2" style:family="text">
      <style:text-properties fo:color="#000000" style:font-name="Times New Roman" fo:font-size="10pt" fo:language="de" fo:country="DE" fo:font-style="normal" fo:font-weight="normal" style:font-name-asian="Times New Roman1" style:font-size-asian="10pt" style:language-asian="de" style:country-asian="DE" style:font-style-asian="normal" style:font-weight-asian="normal" style:font-name-complex="Times New Roman1" style:font-size-complex="12pt" style:language-complex="ar" style:country-complex="SA"/>
    </style:style>
    <style:style style:name="T3" style:family="text">
      <style:text-properties fo:color="#000000" style:font-name="Times New Roman" fo:font-size="10pt" fo:language="de" fo:country="DE" fo:font-style="normal" fo:font-weight="normal" style:font-name-asian="Times New Roman1" style:font-size-asian="10pt" style:language-asian="de" style:country-asian="DE" style:font-style-asian="normal" style:font-weight-asian="normal" style:font-name-complex="Times New Roman1" style:font-size-complex="10pt" style:language-complex="ar" style:country-complex="SA"/>
    </style:style>
    <style:style style:name="T4" style:family="text">
      <style:text-properties fo:color="#000000" style:font-name="Times New Roman" fo:font-size="10pt" fo:language="de" fo:country="DE" fo:font-style="normal" fo:font-weight="bold" style:font-name-asian="Times New Roman1" style:font-size-asian="10pt" style:language-asian="de" style:country-asian="DE" style:font-style-asian="normal" style:font-weight-asian="bold" style:font-name-complex="Times New Roman1" style:font-size-complex="10pt" style:language-complex="ar" style:country-complex="SA"/>
    </style:style>
    <style:style style:name="T5" style:family="text">
      <style:text-properties fo:color="#000000" style:font-name="Times New Roman" fo:font-size="12pt" fo:language="de" fo:country="DE" style:font-name-asian="Times New Roman1" style:font-size-asian="12pt" style:language-asian="de" style:country-asian="DE" style:font-name-complex="Times New Roman1" style:font-size-complex="12pt" style:language-complex="ar" style:country-complex="SA"/>
    </style:style>
    <style:style style:name="T6" style:family="text">
      <style:text-properties fo:color="#000000" style:font-name="Times New Roman" fo:font-size="12pt" fo:language="de" fo:country="DE" fo:font-style="normal" fo:font-weight="normal" style:font-name-asian="Times New Roman1" style:font-size-asian="12pt" style:language-asian="de" style:country-asian="DE" style:font-style-asian="normal" style:font-weight-asian="normal" style:font-name-complex="Times New Roman1" style:font-size-complex="12pt" style:language-complex="ar" style:country-complex="SA"/>
    </style:style>
    <style:style style:name="T7" style:family="text">
      <style:text-properties fo:color="#000000" style:font-name="Times New Roman" fo:font-size="12pt" fo:language="de" fo:country="DE" fo:font-style="normal" fo:font-weight="normal" style:font-name-asian="Courier New1" style:font-size-asian="12pt" style:language-asian="de" style:country-asian="DE" style:font-style-asian="normal" style:font-weight-asian="normal" style:font-name-complex="Times New Roman1" style:font-size-complex="12pt" style:language-complex="ar" style:country-complex="SA"/>
    </style:style>
    <style:style style:name="T8" style:family="text">
      <style:text-properties fo:color="#000000" style:font-name="Times New Roman" fo:font-size="12pt" fo:language="de" fo:country="DE" fo:font-style="normal" fo:font-weight="bold" style:font-name-asian="Times New Roman1" style:font-size-asian="12pt" style:language-asian="de" style:country-asian="DE" style:font-style-asian="normal" style:font-weight-asian="bold" style:font-name-complex="Times New Roman1" style:font-size-complex="12pt" style:language-complex="ar" style:country-complex="SA"/>
    </style:style>
    <style:style style:name="T9" style:family="text">
      <style:text-properties fo:color="#000000" style:font-name="Times New Roman" fo:font-size="12pt" fo:font-style="normal" fo:font-weight="bold" style:font-name-asian="Times New Roman1" style:font-size-asian="12pt" style:language-asian="de" style:country-asian="DE" style:font-style-asian="normal" style:font-weight-asian="bold" style:font-name-complex="Times New Roman1" style:font-size-complex="12pt" style:language-complex="ar" style:country-complex="SA" style:font-weight-complex="bold"/>
    </style:style>
    <style:style style:name="T10" style:family="text">
      <style:text-properties fo:color="#000000" style:font-name="Arial1" fo:font-size="10pt" fo:language="de" fo:country="DE" fo:font-style="normal" fo:font-weight="normal" style:font-name-asian="Times New Roman1" style:font-size-asian="10pt" style:language-asian="de" style:country-asian="DE" style:font-style-asian="normal" style:font-weight-asian="normal" style:font-name-complex="Times New Roman1" style:font-size-complex="12pt" style:language-complex="ar" style:country-complex="SA"/>
    </style:style>
    <style:style style:name="T11" style:family="text">
      <style:text-properties fo:color="#000000" style:font-name="Courier New" fo:font-size="12pt" fo:language="de" fo:country="DE" style:font-name-asian="Courier New1" style:font-size-asian="12pt" style:language-asian="de" style:country-asian="DE" style:font-name-complex="Times New Roman1" style:font-size-complex="12pt" style:language-complex="ar" style:country-complex="SA"/>
    </style:style>
    <style:style style:name="T12" style:family="text">
      <style:text-properties style:font-size-complex="10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6"/>
      </text:section>
      <text:p text:style-name="P54"/>
      <text:p text:style-name="P1"/>
      <text:p text:style-name="P20">General notes:</text:p>
      <text:list xml:id="list1643712502" text:style-name="WWNum1">
        <text:list-item>
          <text:p text:style-name="P36">Visualisation is the primary medium. It needs primary attention in preparations!</text:p>
        </text:list-item>
      </text:list>
      <text:p text:style-name="P19">always make sure at the beginning, that you know what background the students have.</text:p>
      <text:list xml:id="list20472053811" text:style-name="WWNum0">
        <text:list-item>
          <text:p text:style-name="P32"><text:span text:style-name="T6">If you use software, however simple it may seem, </text:span><text:span text:style-name="T8">ALWAYS</text:span><text:span text:style-name="T6"> test it before the course.</text:span></text:p>
        </text:list-item>
        <text:list-item>
          <text:p text:style-name="P37">When teaching software, screenshots are a lot better than written instructions.</text:p>
        </text:list-item>
      </text:list>
      <text:p text:style-name="P2"/>
      <text:list xml:id="list768071773" text:continue-numbering="true" text:style-name="WWNum0">
        <text:list-item>
          <text:p text:style-name="P37">A flipchart <text:s/>is less flexible than a bigger board.</text:p>
        </text:list-item>
      </text:list>
      <text:p text:style-name="P19">Presentation, if possible, to topics with practical relevance.</text:p>
      <text:p text:style-name="P19">If a student comes to you, they always have a serious issue.</text:p>
      <text:p text:style-name="P19">Practise a no one gets left behind policy. People will pull others through.</text:p>
      <text:list xml:id="list1079565117" text:continue-numbering="true" text:style-name="WWNum0">
        <text:list-item>
          <text:p text:style-name="P34">Nie vergessen, die Stunde 'abzurunden': Wiederholung, Ausblick, offizielles Ende.</text:p>
        </text:list-item>
      </text:list>
      <text:p text:style-name="P2"/>
      <text:p text:style-name="P13">Plan zum Planen:</text:p>
      <text:p text:style-name="P15">1. Lehrziele</text:p>
      <text:p text:style-name="P16">2. Fachlandkarte</text:p>
      <text:p text:style-name="P17">3. Inselbildung</text:p>
      <text:p text:style-name="P17">4. Prototyp</text:p>
      <text:p text:style-name="P17">5. Methodenwahl</text:p>
      <text:p text:style-name="P18">6. Medienvorbereitung</text:p>
      <text:p text:style-name="P16">7. Plan B</text:p>
      <text:p text:style-name="P3"/>
      <text:p text:style-name="P52">Getting Started</text:p>
      <text:p text:style-name="P48">- Vorstellung der Lehrenden/Lernenden</text:p>
      <text:p text:style-name="P47">- Bekanntgabe formaler Kriterien</text:p>
      <text:p text:style-name="P49">- Erwartungsabfrage (vier-Punkte-Blitzlicht)</text:p>
      <text:p text:style-name="P6"><text:span text:style-name="T11"><text:s text:c="6"/></text:span><text:span text:style-name="T7">* Was können die Teilnehmer noch nicht, möchten sie aber lernen?</text:span></text:p>
      <text:p text:style-name="Nur_20_Text"><text:span text:style-name="T11"><text:s text:c="6"/></text:span><text:span text:style-name="T7">* Was hoffen die Teilnehmer?</text:span></text:p>
      <text:p text:style-name="Nur_20_Text"><text:span text:style-name="T11"><text:s text:c="6"/></text:span><text:span text:style-name="T7">* Was befürchten die Teilnehmer?</text:span></text:p>
      <text:p text:style-name="Nur_20_Text"><text:span text:style-name="T11"><text:s text:c="6"/></text:span><text:span text:style-name="T7">* Was würden sie gerne tun? <text:s text:c="5"/></text:span></text:p>
      <text:p text:style-name="P51"><text:s text:c="6"/></text:p>
      <text:p text:style-name="P50">- DO:</text:p>
      <text:p text:style-name="P6"><text:span text:style-name="T11"><text:s text:c="6"/></text:span><text:span text:style-name="T7">* Vorstrukturieren</text:span></text:p>
      <text:p text:style-name="Nur_20_Text"><text:span text:style-name="T11"><text:s text:c="6"/></text:span><text:span text:style-name="T7">* roten Faden erkennbar machen</text:span></text:p>
      <text:p text:style-name="Nur_20_Text"><text:span text:style-name="T11"><text:s text:c="6"/></text:span><text:span text:style-name="T7">* Handout</text:span></text:p>
      <text:p text:style-name="Nur_20_Text"><text:span text:style-name="T11"><text:s text:c="6"/></text:span><text:span text:style-name="T7">* geplant Visualisieren</text:span></text:p>
      <text:p text:style-name="P6"><text:span text:style-name="T11"><text:s text:c="6"/></text:span><text:span text:style-name="T7">* Feedback-Regeln beachten/leben <text:s text:c="2"/></text:span></text:p>
      <text:list xml:id="list521692460" text:style-name="WWNum4">
        <text:list-item>
          <text:p text:style-name="P38">Sinnvolle Ziele formulieren</text:p>
        </text:list-item>
      </text:list>
      <text:p text:style-name="P26">Gute Atmosphäre</text:p>
      <text:p text:style-name="P24">Richtige Gruppengröße</text:p>
      <text:p text:style-name="P24">Freiwilligkeit</text:p>
      <text:p text:style-name="P24">Wünsche abfragen</text:p>
      <text:p text:style-name="P25">Musikalische Untermalung in Pausen</text:p>
      <text:p text:style-name="P24">Handout</text:p>
      <text:p text:style-name="P24">Zeit/Planung</text:p>
      <text:p text:style-name="P24">Passende Kleidung</text:p>
      <text:p text:style-name="P24">Struktur, Roter Faden</text:p>
      <text:p text:style-name="P24">Pausengestaltung</text:p>
      <text:p text:style-name="P24"><text:soft-page-break/>Begrüßung/Abschied</text:p>
      <text:p text:style-name="P16">Ein Lehrer muß sein Thema lieben!</text:p>
      <text:p text:style-name="P3"/>
      <text:p text:style-name="P7"/>
      <text:p text:style-name="P49">- DONT: </text:p>
      <text:p text:style-name="P6"><text:span text:style-name="T11"><text:s text:c="6"/></text:span><text:span text:style-name="T7">* persönlich werden</text:span></text:p>
      <text:p text:style-name="Nur_20_Text"><text:span text:style-name="T11"><text:s text:c="6"/></text:span><text:span text:style-name="T7">* Reizwörter verwenden</text:span></text:p>
      <text:p text:style-name="Nur_20_Text"><text:span text:style-name="T11"><text:s text:c="6"/></text:span><text:span text:style-name="T7">* als Lehrender Gebrauch von 'vielleicht' einschränken</text:span></text:p>
      <text:p text:style-name="Nur_20_Text"><text:span text:style-name="T11"><text:s text:c="6"/></text:span><text:span text:style-name="T7">* Gebrauch des Konjunktivs einschränken (man könnte..)</text:span></text:p>
      <text:p text:style-name="Nur_20_Text"><text:span text:style-name="T11"><text:s text:c="6"/></text:span><text:span text:style-name="T7">* Monologe &gt; 20` vermeiden</text:span></text:p>
      <text:p text:style-name="Nur_20_Text"><text:span text:style-name="T11"><text:s text:c="6"/></text:span><text:span text:style-name="T7">* Beiträge von Teilnehmern interpretieren</text:span></text:p>
      <text:p text:style-name="Nur_20_Text"><text:span text:style-name="T11"><text:s text:c="6"/></text:span><text:span text:style-name="T7">* Teilnehmerbeiträge kritisieren (aber nachfragen OK)</text:span></text:p>
      <text:list xml:id="list449805098" text:continue-numbering="true" text:style-name="WWNum4">
        <text:list-header>
          <text:p text:style-name="P40"/>
        </text:list-header>
      </text:list>
      <text:p text:style-name="P26">Schlechter Redestil</text:p>
      <text:p text:style-name="P24">Ablenkung, Unruhe</text:p>
      <text:p text:style-name="P24">Schlechte Visualisierung</text:p>
      <text:p text:style-name="P24">Vorurteile zum Thema</text:p>
      <text:p text:style-name="P25">Monologe &gt; 20‘ (besser deutlich weniger)</text:p>
      <text:p text:style-name="P24">Metaplan-Karten interpretieren</text:p>
      <text:p text:style-name="P39">Kritik an Teilnehmerbeiträgen</text:p>
      <text:p text:style-name="P18">- nicht gleich mit Erwartungsabfrage starten, da TN erst wissen müssen worums geht.</text:p>
      <text:p text:style-name="P15">- NIE über Methoden diskutieren. Das eröffnet nur ein neues Themenfeld.</text:p>
      <text:p text:style-name="P16">- Keine Zeit für Wiederholung GIBTS NICHT!</text:p>
      <text:p text:style-name="P3"/>
      <text:p text:style-name="P2"/>
      <text:p text:style-name="P41">Responsibilities</text:p>
      <text:p text:style-name="P8">A. Aufgaben Dozent:</text:p>
      <text:p text:style-name="P11">- Anwesenheitspflicht.</text:p>
      <text:p text:style-name="P8">- auf ALLE Fragen eingehen</text:p>
      <text:p text:style-name="P11">- pünktlich aufhören</text:p>
      <text:p text:style-name="P10">- dafür sorgen daß im Seminar keiner in die Pfanne gehauen wird.</text:p>
      <text:p text:style-name="P10">- Verletzungsgefahr im Praktikum minimieren</text:p>
      <text:p text:style-name="P10">- erreichbar sein: email/Tel.</text:p>
      <text:p text:style-name="P2"/>
      <text:p text:style-name="P8">B. Aufgaben Student:</text:p>
      <text:p text:style-name="P11">- Anwesenheit in eigener Verantwortung</text:p>
      <text:p text:style-name="P8">- Sachen dabeihaben</text:p>
      <text:p text:style-name="P11">- ein Referat halten</text:p>
      <text:p text:style-name="P10">- Hausaufgaben erledigen</text:p>
      <text:p text:style-name="P8">- sich gegenseitig helfen.</text:p>
      <text:p text:style-name="P10">- die Klausur bestehen.</text:p>
      <text:p text:style-name="P2"/>
      <text:p text:style-name="P41">Die „Seven Jump“-Technik (aus POL)</text:p>
      <text:p text:style-name="P26">Gegeben ist eine Problemstellung.</text:p>
      <text:p text:style-name="P24">Unbekannte Begriffe und Fachterme in der Problembeschreibung klären.</text:p>
      <text:p text:style-name="P24">Die zu erklärenden Phänomene auflisten, welche das Problem definieren</text:p>
      <text:p text:style-name="P24">So viele mögliche Erklärungen wie möglich als Hypothesen aufstellen.</text:p>
      <text:p text:style-name="P24">Die Hypothesen ordnen und strukturieren. Sind Rückschlüsse auf ein übergeordnetes Phänomen möglich?</text:p>
      <text:p text:style-name="P24">Lernziele formulieren</text:p>
      <text:p text:style-name="P25"><text:soft-page-break/>Durch individuelles Studium Lücken im Wissen schließen.</text:p>
      <text:p text:style-name="P24">Das Gelernte zusammentragen, um eine zusammenhängende Erklärung der Phänomene zu finden. Prüfen, ob man schon genug weiß.</text:p>
      <text:p text:style-name="P41">Alle ins Boot holen</text:p>
      <text:p text:style-name="P26">Blitzlicht</text:p>
      <text:p text:style-name="P24">Gruppenarbeit</text:p>
      <text:p text:style-name="P24">Nachfragen, „Brücken bauen“, was wichtig ist</text:p>
      <text:p text:style-name="P24">Kartenabfrage</text:p>
      <text:p text:style-name="P4"><text:span text:style-name="T5">„</text:span><text:span text:style-name="T2">Fachbegriffe“ auf Karten verteilen</text:span></text:p>
      <text:p text:style-name="P26">Blamage, Bloßstellung unbedingt vermeiden</text:p>
      <text:p text:style-name="P24">Offene Fragen</text:p>
      <text:p text:style-name="P24">Murmeln mit Partner</text:p>
      <text:p text:style-name="P24">Hin zu 2‘er-Arbeit, weg von Einzelarbeit</text:p>
      <text:p text:style-name="P25">Kompetenz der Teilnehmer einbeziehen (Niere)</text:p>
      <text:p text:style-name="P24">Sicherheit (niemanden herauspicken)</text:p>
      <text:p text:style-name="P24">Ein- und Ausatmen</text:p>
      <text:p text:style-name="P24">Max. 20‘ selbst reden</text:p>
      <text:p text:style-name="P24">Wenn Leute nur aus Pflicht da sind, diese Widerstände anpieksen: „Eigentlich wären wir alle lieber zu Hause“</text:p>
      <text:p text:style-name="P2"/>
      <text:p text:style-name="P41">Umgang mit Teamangriffen</text:p>
      <text:p text:style-name="P26">Unfrieden innerhalb der Gruppe</text:p>
      <text:list xml:id="list1107545098" text:continue-numbering="true" text:style-name="WWNum4">
        <text:list-header>
          <text:p text:style-name="P45"><text:span text:style-name="T3">Sammelrunde durchführen, bei der </text:span><text:span text:style-name="T4">alle</text:span><text:span text:style-name="T3"> einmal etwas sagen</text:span></text:p>
        </text:list-header>
      </text:list>
      <text:p text:style-name="P26">Dialektische Regeln beachten:</text:p>
      <text:list xml:id="list1543860247" text:continue-numbering="true" text:style-name="WWNum4">
        <text:list-header>
          <text:p text:style-name="P44">Ausreden lassen</text:p>
        </text:list-header>
      </text:list>
      <text:p text:style-name="P26">Zuhören</text:p>
      <text:p text:style-name="P24">Keine Rechtfertigung</text:p>
      <text:p text:style-name="P24">Ich-Perspektive</text:p>
      <text:list xml:id="list292430304" text:continue-numbering="true" text:style-name="WWNum4">
        <text:list-header>
          <text:p text:style-name="P44">KEINE Rechtfertigungen</text:p>
        </text:list-header>
      </text:list>
      <text:p text:style-name="P26">Jeder kommt zu Wort</text:p>
      <text:p text:style-name="P24">Redezeit begrenzen</text:p>
      <text:p text:style-name="P24">Pro/Contra zusammenfassen, Lösungsvorschläge präsentieren</text:p>
      <text:p text:style-name="P41">Umgang mit verbalen Angriffen</text:p>
      <text:list xml:id="list958172607" text:continue-numbering="true" text:style-name="WWNum4">
        <text:list-header>
          <text:p text:style-name="P45"><text:span text:style-name="T1">„</text:span><text:span text:style-name="T3">Sicherheitsglasscheibe“ hochfahren, nicht reagieren, abprallen lassen</text:span></text:p>
        </text:list-header>
      </text:list>
      <text:p text:style-name="P26">Kritik an die Gruppe weitergeben</text:p>
      <text:p text:style-name="P24">Positive Leute ansehen!</text:p>
      <text:p text:style-name="P24">Roten Faden halten</text:p>
      <text:p text:style-name="P24">Verständnis für den Kritiker aufbringen</text:p>
      <text:p text:style-name="P25">Evtl. in der Pause 4-Augen-Gespräch (aber ohne Ankündigung!)</text:p>
      <text:p text:style-name="P2"/>
      <text:p text:style-name="P41">Umgang mit Verweigerern</text:p>
      <text:list xml:id="list1572926418" text:continue-numbering="true" text:style-name="WWNum4">
        <text:list-header>
          <text:p text:style-name="P44">Kein „Vielleicht“ verwenden</text:p>
        </text:list-header>
      </text:list>
      <text:p text:style-name="P26">Störungen gezielt ansprechen</text:p>
      <text:p text:style-name="P24">Ggf. in der Pause ansprechen (aber ohne Ankündigung!)</text:p>
      <text:p text:style-name="P24">Klare Aussagen</text:p>
      <text:p text:style-name="P24">Verständnis zeigen</text:p>
      <text:p text:style-name="P25">Frage in den Raum: Was können wir tun?</text:p>
      <text:p text:style-name="P24">Erwartungen wecken</text:p>
      <text:p text:style-name="P24">Reizwörter vermeiden (Rollen- Spiel, Gruppenarbeit, Gruppe, Stuhlkreis)</text:p>
      <text:p text:style-name="P2"/>
      <text:p text:style-name="P41"><text:soft-page-break/>Bekannte Gruppe – Neuer Moderator</text:p>
      <text:list xml:id="list1048474216" text:continue-numbering="true" text:style-name="WWNum4">
        <text:list-header>
          <text:p text:style-name="P44">Eigene Person vorstellen</text:p>
        </text:list-header>
      </text:list>
      <text:p text:style-name="P26">Erwartungsabfrage hier sehr wichtig</text:p>
      <text:p text:style-name="P24">Vorsicht vor dem 1. Eindruck (Schubladendenken greift rasch)</text:p>
      <text:p text:style-name="P24">Suchspiel (andere beschreiben Olli, M. sucht diesen)</text:p>
      <text:p text:style-name="P24">Lüge-Spiel (3 Sachen erzählen, davon eine falsch)</text:p>
      <text:p text:style-name="P25">Keine lange Vorstellungsrunde, stattdessen <text:span text:style-name="T12">Begriffe, Figuren, Symbole aussuchen</text:span></text:p>
      <text:p text:style-name="P26">Nachbar stellt Nachbar vor</text:p>
      <text:list xml:id="list1562669665" text:continue-numbering="true" text:style-name="WWNum4">
        <text:list-header>
          <text:p text:style-name="P44">Namensschilder</text:p>
        </text:list-header>
      </text:list>
      <text:p text:style-name="P26">Anrede klären</text:p>
      <text:p text:style-name="P24">Einige Fragen zum M. zulassen</text:p>
      <text:p text:style-name="P2"/>
      <text:p text:style-name="P2"/>
      <text:p text:style-name="P14">Weitere Ideen von Bettina-Ritter-Mamczeck</text:p>
      <text:p text:style-name="P15">Was können Ihre Teilnehmer/Innen in Ihren Trainings Hören, Sehen, </text:p>
      <text:p text:style-name="P16">Spüren, Riechen oder Schmecken?</text:p>
      <text:p text:style-name="P17">Wie wärs mit einem passenden Song als Einstieg in ein neues Thema?</text:p>
      <text:p text:style-name="P17">Oder einem Gemälde als Metapher für eine wichtige Definition?</text:p>
      <text:p text:style-name="P17">Oder eine spielerische Körperübung zur Transfersicherung?</text:p>
      <text:p text:style-name="P18">Oder einem frischen Blumenstrauß in der Mitte des Seminarraumes?</text:p>
      <text:p text:style-name="P17">Oder einem Pfefferminzbonbon als Anker für die Wiederholungsrunde?</text:p>
      <text:p text:style-name="P3"/>
      <text:p text:style-name="P16">- www.otto-office.de</text:p>
      <text:p text:style-name="P2"/>
      <text:p text:style-name="P16">- Klinische Bezüge von Studenten (als GA?) finden lassen. Referate!</text:p>
      <text:p text:style-name="P2"/>
      <text:p text:style-name="P15">ZITRUS-Modell zur Vorbereitung: Ziel.Ich.Teilnehmer.Raum.Uhr.Stoffreduktion</text:p>
      <text:p text:style-name="P16"/>
      <text:p text:style-name="P17">- Einatmen: höchstens 20'</text:p>
      <text:p text:style-name="P17">- Ausatmen: mindestens 20'</text:p>
      <text:p text:style-name="P2"/>
      <text:p text:style-name="P14">Literatur:</text:p>
      <text:p text:style-name="P15">- Jark, Werner: Leitfaden zur Unterrischtsvorbereitung [Scriptor]</text:p>
      <text:p text:style-name="P4"><text:span text:style-name="T5"><text:s text:c="16"/></text:span><text:span text:style-name="T10">Unterrichtsmethoden [Scriptor]</text:span></text:p>
      <text:p text:style-name="P16">- Meyer, Hilbert: Didaktische Modelle [Scriptor]</text:p>
      <text:p text:style-name="P17">- Bönsch, Manfred: Unterrichtsmethoden - kreativ &amp; vielfältig </text:p>
      <text:p text:style-name="P3"/>
      <text:p text:style-name="P42">1. Hilfe-Koffer</text:p>
      <text:list xml:id="list1939103781" text:continue-numbering="true" text:style-name="WWNum4">
        <text:list-item>
          <text:p text:style-name="P38">Stifte</text:p>
        </text:list-item>
      </text:list>
      <text:p text:style-name="P26">Karten</text:p>
      <text:p text:style-name="P24">Bonbons</text:p>
      <text:p text:style-name="P24">Vorbereitete Plakate</text:p>
      <text:p text:style-name="P24">Methodenliste</text:p>
      <text:p text:style-name="P25">Klebepunkte</text:p>
      <text:p text:style-name="P24">Lose zur Gruppeneinteilung</text:p>
      <text:p text:style-name="P24">Wurfkissen/Ball</text:p>
      <text:p text:style-name="P24">Klebeband</text:p>
      <text:p text:style-name="P24">Schere</text:p>
      <text:p text:style-name="P24">Uhr</text:p>
      <text:p text:style-name="P24">CD-Player + CD</text:p>
      <text:p text:style-name="P24">Nadeln/Pins</text:p>
      <text:p text:style-name="P2"/>
      <text:p text:style-name="P2"/>
      <text:p text:style-name="P22">We should apply to our teaching the same approaches we use in our scholarly research.</text:p>
      <text:p text:style-name="P4"><text:soft-page-break/><text:span text:style-name="T5">• </text:span><text:span text:style-name="T6">Read the relevant existing literature about what methods of teaching are most effective.</text:span></text:p>
      <text:p text:style-name="Standard"><text:span text:style-name="T5">• </text:span><text:span text:style-name="T6">Define specific goals for student learning.</text:span></text:p>
      <text:p text:style-name="Standard"><text:span text:style-name="T5">• </text:span><text:span text:style-name="T6">Design assays (assessments) to measure outcomes in terms of student learning gains.</text:span></text:p>
      <text:p text:style-name="Standard"><text:span text:style-name="T5">• </text:span><text:span text:style-name="T6">Use the results to improve project design of the course for future years.</text:span></text:p>
      <text:p text:style-name="P1"/>
      <text:p text:style-name="P1"/>
      <text:p text:style-name="P23">Common beliefs of admin, faculty staff:</text:p>
      <text:p text:style-name="P21">1) The most efficient and the only practical way to teach a large (&gt;50) class is by lecturing.</text:p>
      <text:p text:style-name="P21">2) Students will (or at least should) understand and remember everything they are told in a lecture.</text:p>
      <text:p text:style-name="P21">3) The best use of class time is to transmit information by lecturing; time spent on discussion or other activities is less valuable or wasted.</text:p>
      <text:p text:style-name="P21">4) The more an instructor covers in a lecture course, the more the students will learn.</text:p>
      <text:p text:style-name="P21">5) Students will only learn in a course to the extent that the instructor teaches them (presents and explains the material in lectures).</text:p>
      <text:p text:style-name="P21">6) A detailed syllabus is a better way to convey the content of a course than a set of specific student learning goals.</text:p>
      <text:p text:style-name="P2"/>
      <text:p text:style-name="P23">Common beliefs of students:</text:p>
      <text:p text:style-name="P21">1) Lectures are the only format that makes sense for a large class.</text:p>
      <text:p text:style-name="P21">2) If I just attend class regularly, do the assigned reading with a highlighter, take good notes in class, and review them on my own before the exam, I will learn and retain the course material and get a good grade in the course.</text:p>
      <text:p text:style-name="P21">3) In a large class, I'm learning most when the instructor is lecturing and I’m taking notes. When an instructor spends class time on discussions or group work rather than presenting the course material, then he is wasting valuable class time.</text:p>
      <text:p text:style-name="P21">4) The more the instructor covers in a course, the more I will learn and retain from it.</text:p>
      <text:p text:style-name="P21">5) It is the job of the instructor to teach us, not make us learn on our own.</text:p>
      <text:p text:style-name="P21">6) A detailed syllabus will be more helpful to me in studying for the exams than a set of student learning goals.</text:p>
      <text:p text:style-name="P2"/>
      <text:p text:style-name="P1"/>
      <text:p text:style-name="P22">Elements of an up-to-date course</text:p>
      <text:p text:style-name="P21">Pedagogy and course design based on relevant educational research.</text:p>
      <text:p text:style-name="P21">- Specific learning goals explicitly communicated to students.</text:p>
      <text:p text:style-name="P21">- Pre-test to gauge students’ knowledge and skills when the course begins.</text:p>
      <text:p text:style-name="P21">- Active learning exercises, formative assessments included in all classes.</text:p>
      <text:p text:style-name="P21">- Some material learned and assessed outside of class before the relevant class hour.</text:p>
      <text:p text:style-name="P21">- Post-test: repeat of pre-test at end of course to determine student normalized learning gains.</text:p>
      <text:p text:style-name="P2"/>
      <text:p text:style-name="P1"/>
      <text:p text:style-name="P1"/>
      <text:p text:style-name="P23">Verbs that don’t work for learning goals:</text:p>
      <text:p text:style-name="P21">Students should understand, realize, be aware of</text:p>
      <text:p text:style-name="P21">http://www.tedi.uq.edu.au/teaching/assessment/learning Goals.html</text:p>
      <text:p text:style-name="P2"/>
      <text:p text:style-name="P22">A syllabus is not a set of learning goals</text:p>
      <text:p text:style-name="P2"/>
      <text:p text:style-name="P1"/>
      <text:p text:style-name="P27"><text:span text:style-name="T9">Setting learning goals:</text:span></text:p>
      <text:p text:style-name="P22"><text:soft-page-break/>Set learning goals with Bloom levels in mind (aim higher!).</text:p>
      <text:p text:style-name="P21">Set learning goals that you can assess.</text:p>
      <text:p text:style-name="P21">Make your learning goals explicit.</text:p>
      <text:p text:style-name="P21">Make your goals the students' learning goals, by matching Bloom levels of your goals to your instruction, assignments, review, and assessments.</text:p>
      <text:p text:style-name="P2"/>
      <text:p text:style-name="P1"/>
      <text:p text:style-name="P22">Specific learning outcomes are more easily assessable than broad learning goals.</text:p>
      <text:p text:style-name="P2"/>
      <text:p text:style-name="P22">"Backward design"</text:p>
      <text:p text:style-name="P21">1. Define learning goals</text:p>
      <text:p text:style-name="P21">2. Design learning assessment (pre-post tests, attitude assessments).</text:p>
      <text:p text:style-name="P21">3. Design of classroom activities/homework</text:p>
      <text:p text:style-name="P2"/>
      <text:p text:style-name="P22">Just in time teaching</text:p>
      <text:p text:style-name="P21">http://webphysics.iupui.edu/jitt/jitt.html</text:p>
      <text:p text:style-name="P2"/>
      <text:p text:style-name="P22">Students may object, but . . .</text:p>
      <text:p text:style-name="P21">They need to learn how to learn, to reason, to assimilate information for themselves, to critically evaluate the information they encounter, and to understand how science is done, much more than they need to know a lot of factual knowledge. More active learning is a step in the right direction.</text:p>
      <text:p text:style-name="P2"/>
      <text:p text:style-name="P1"/>
      <text:p text:style-name="P22">Don't teach facts, teach concepts.</text:p>
      <text:p text:style-name="P21">Teach for conceptual understanding.</text:p>
      <text:p text:style-name="P21">What's the difference between a concept and a fact?</text:p>
      <text:p text:style-name="P2"/>
      <text:p text:style-name="P22">concept:</text:p>
      <text:p text:style-name="P21">an idea that can be applied in multiple contexts to explain and/or predict outcomes.</text:p>
      <text:p text:style-name="P2"/>
      <text:p text:style-name="P22">conceptual understanding:</text:p>
      <text:p text:style-name="P21">the ability to apply an idea in multiple contexts to explain and/or predict outcomes</text:p>
      <text:p text:style-name="P2"/>
      <text:p text:style-name="P22">A concept inventory is a multiple-choice test designed to:</text:p>
      <text:p text:style-name="P4"><text:span text:style-name="T5">• </text:span><text:span text:style-name="T6">assess understanding of the most important concepts in a field.</text:span></text:p>
      <text:p text:style-name="Standard"><text:span text:style-name="T5">• </text:span><text:span text:style-name="T6">assess retention of common misconceptions in favor of correct concepts.</text:span></text:p>
      <text:p text:style-name="P1"/>
      <text:p text:style-name="P22"><text:bookmark-start text:name="DDE_LINK"/>Building a concept inventory</text:p>
      <text:p text:style-name="P4"><text:span text:style-name="T5">• </text:span><text:span text:style-name="T6">identifying concepts to be tested</text:span></text:p>
      <text:p text:style-name="Standard"><text:span text:style-name="T5">• </text:span><text:span text:style-name="T6">identifying misconceptions</text:span></text:p>
      <text:p text:style-name="Standard"><text:span text:style-name="T5">• </text:span><text:span text:style-name="T6">constructing the test</text:span></text:p>
      <text:p text:style-name="Standard"><text:span text:style-name="T5">• </text:span><text:span text:style-name="T6">validating the test (with novices and experts)</text:span></text:p>
      <text:p text:style-name="Standard"><text:span text:style-name="T5">• </text:span><text:span text:style-name="T6">using the test</text:span></text:p>
      <text:p text:style-name="P1"><text:bookmark-end text:name="DDE_LINK"/></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2" svg:font-family="'Times New Roman'"/>
    <style:font-face style:name="Arial1" svg:font-family="Arial" style:font-family-generic="roman"/>
    <style:font-face style:name="Courier New" svg:font-family="'Courier New'" style:font-family-generic="roman"/>
    <style:font-face style:name="Times New Roman" svg:font-family="'Times New Roman'" style:font-family-generic="roman"/>
    <style:font-face style:name="Arial" svg:font-family="Arial" style:font-family-generic="swiss"/>
    <style:font-face style:name="Arial3" svg:font-family="Arial" style:font-family-generic="system"/>
    <style:font-face style:name="Arial Unicode MS" svg:font-family="'Arial Unicode MS'" style:font-family-generic="system"/>
    <style:font-face style:name="Courier New1" svg:font-family="'Courier New'" style:font-family-generic="system"/>
    <style:font-face style:name="Times New Roman1" svg:font-family="'Times New Roman'" style:font-family-generic="system"/>
    <style:font-face style:name="Liberation Serif" svg:font-family="'Liberation Serif'" style:font-family-generic="roman" style:font-pitch="variable"/>
    <style:font-face style:name="Arial2" svg:font-family="Arial"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fo:language="de" fo:country="DE" style:font-name-asian="Arial2" style:font-size-asian="12pt" style:language-asian="de" style:country-asian="DE" style:font-name-complex="Times New Roman1" style:font-size-complex="12pt"/>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Arial" fo:font-size="14pt" fo:language="de" fo:country="DE" style:font-name-asian="WenQuanYi Zen Hei" style:font-size-asian="14pt" style:language-asian="de" style:country-asian="DE" style:font-name-complex="Arial Unicode MS" style:font-size-complex="14pt"/>
    </style:style>
    <style:style style:name="Text_20_body" style:display-name="Text body" style:family="paragraph" style:parent-style-name="Standard" style:default-outline-level="" style:class="text">
      <style:paragraph-properties fo:margin-top="0in" fo:margin-bottom="0.0835in"/>
      <style:text-properties style:font-name="Times New Roman" fo:font-size="12pt" fo:language="de" fo:country="DE" style:font-size-asian="12pt" style:language-asian="de" style:country-asian="DE" style:font-name-complex="Times New Roman1" style:font-size-complex="12pt"/>
    </style:style>
    <style:style style:name="List" style:family="paragraph" style:parent-style-name="Text_20_body" style:default-outline-level="" style:class="list">
      <style:paragraph-properties fo:margin-top="0in" fo:margin-bottom="0.0835in"/>
      <style:text-properties style:font-name="Times New Roman" fo:font-size="12pt" fo:language="de" fo:country="DE" style:font-size-asian="12pt" style:language-asian="de" style:country-asian="DE" style:font-name-complex="Times New Roman2" style:font-size-complex="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name="Times New Roman" fo:font-size="12pt" fo:language="de" fo:country="DE" style:font-size-asian="12pt" style:language-asian="de" style:country-asian="DE" style:font-name-complex="Times New Roman2" style:font-size-complex="12pt"/>
    </style:style>
    <style:style style:name="caption" style:family="paragraph" style:parent-style-name="Standard" style:default-outline-level="">
      <style:paragraph-properties fo:margin-top="0.0835in" fo:margin-bottom="0.0835in"/>
      <style:text-properties style:font-name="Times New Roman" fo:font-size="12pt" fo:language="de" fo:country="DE" fo:font-style="italic" style:font-size-asian="12pt" style:language-asian="de" style:country-asian="DE" style:font-style-asian="italic" style:font-name-complex="Times New Roman1" style:font-size-complex="12pt" style:font-style-complex="italic"/>
    </style:style>
    <style:style style:name="WW-caption" style:family="paragraph" style:parent-style-name="Standard" style:default-outline-level="">
      <style:paragraph-properties fo:margin-top="0.0835in" fo:margin-bottom="0.0835in"/>
      <style:text-properties style:font-name="Times New Roman" fo:font-size="12pt" fo:language="de" fo:country="DE" fo:font-style="italic" style:font-size-asian="12pt" style:language-asian="de" style:country-asian="DE" style:font-style-asian="italic" style:font-name-complex="Times New Roman1" style:font-size-complex="12pt" style:font-style-complex="italic"/>
    </style:style>
    <style:style style:name="WW-caption1" style:family="paragraph" style:parent-style-name="Standard" style:default-outline-level="">
      <style:paragraph-properties fo:margin-top="0.0835in" fo:margin-bottom="0.0835in"/>
      <style:text-properties style:font-name="Times New Roman" fo:font-size="12pt" fo:language="de" fo:country="DE" fo:font-style="italic" style:font-size-asian="12pt" style:language-asian="de" style:country-asian="DE" style:font-style-asian="italic" style:font-name-complex="Times New Roman1" style:font-size-complex="12pt" style:font-style-complex="italic"/>
    </style:style>
    <style:style style:name="WW-caption11" style:family="paragraph" style:parent-style-name="Standard" style:default-outline-level="">
      <style:paragraph-properties fo:margin-top="0.0835in" fo:margin-bottom="0.0835in"/>
      <style:text-properties style:font-name="Times New Roman" fo:font-size="12pt" fo:language="de" fo:country="DE" fo:font-style="italic" style:font-size-asian="12pt" style:language-asian="de" style:country-asian="DE" style:font-style-asian="italic" style:font-name-complex="Times New Roman1" style:font-size-complex="12pt" style:font-style-complex="italic"/>
    </style:style>
    <style:style style:name="WW-caption111" style:family="paragraph" style:parent-style-name="Standard" style:default-outline-level="">
      <style:paragraph-properties fo:margin-top="0.0835in" fo:margin-bottom="0.0835in"/>
      <style:text-properties style:font-name="Times New Roman" fo:font-size="12pt" fo:language="de" fo:country="DE" fo:font-style="italic" style:font-size-asian="12pt" style:language-asian="de" style:country-asian="DE" style:font-style-asian="italic" style:font-name-complex="Times New Roman1" style:font-size-complex="12pt" style:font-style-complex="italic"/>
    </style:style>
    <style:style style:name="WW-caption1111" style:family="paragraph" style:parent-style-name="Standard" style:default-outline-level="">
      <style:paragraph-properties fo:margin-top="0.0835in" fo:margin-bottom="0.0835in"/>
      <style:text-properties style:font-name="Times New Roman" fo:font-size="12pt" fo:language="de" fo:country="DE" fo:font-style="italic" style:font-size-asian="12pt" style:language-asian="de" style:country-asian="DE" style:font-style-asian="italic" style:font-name-complex="Times New Roman1" style:font-size-complex="12pt" style:font-style-complex="italic"/>
    </style:style>
    <style:style style:name="Nur_20_Text" style:display-name="Nur Text" style:family="paragraph" style:parent-style-name="Standard" style:default-outline-level="">
      <style:text-properties style:font-name="Courier New" fo:font-size="12pt" fo:language="de" fo:country="DE" style:font-size-asian="12pt" style:language-asian="de" style:country-asian="DE" style:font-name-complex="Times New Roman1" style:font-size-complex="12pt"/>
    </style:style>
    <style:style style:name="_20_heading_20_2" style:display-name=" heading 2" style:family="paragraph" style:parent-style-name="Standard" style:default-outline-level="">
      <style:paragraph-properties fo:margin-top="0.1665in" fo:margin-bottom="0.0417in" fo:keep-with-next="always"/>
      <style:text-properties style:font-name="Arial1" fo:font-size="12pt" fo:language="de" fo:country="DE" fo:font-style="italic" fo:font-weight="bold" style:font-size-asian="12pt" style:language-asian="de" style:country-asian="DE" style:font-style-asian="italic" style:font-weight-asian="bold" style:font-name-complex="Times New Roman1" style:font-size-complex="12pt" style:font-style-complex="italic" style:font-weight-complex="bold"/>
    </style:style>
    <style:style style:name="_20_heading_20_1" style:display-name=" heading 1" style:family="paragraph" style:parent-style-name="Standard" style:default-outline-level="">
      <style:paragraph-properties fo:keep-with-next="always"/>
      <style:text-properties style:font-name="Arial1" fo:font-size="12pt" fo:language="de" fo:country="DE" fo:font-weight="bold" style:font-size-asian="12pt" style:language-asian="de" style:country-asian="DE" style:font-weight-asian="bold" style:font-name-complex="Arial3" style:font-size-complex="12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7-10-12T09:22:00</meta:creation-date>
    <dc:date>2014-10-27T20:19:21</dc:date>
    <meta:print-date>1601-01-01T00:00:00</meta:print-date>
    <meta:generator>LibreOffice/3.5$Linux_X86_64 LibreOffice_project/350m1$Build-2</meta:generator>
    <dc:creator>Academis </dc:creator>
    <meta:editing-duration>PT7M22S</meta:editing-duration>
    <meta:editing-cycles>4</meta:editing-cycles>
    <meta:document-statistic meta:table-count="0" meta:image-count="0" meta:object-count="0" meta:page-count="6" meta:paragraph-count="234" meta:word-count="1496" meta:character-count="10250" meta:non-whitespace-character-count="8870"/>
  </office:meta>
</office:document-meta>
</file>